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mlTreeConstraint.XmlTreeConstraint( String [ ] allowedMyUriStackEn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TreeConstraint.XmlTreeConstraint( List allowedMyUriStackEnd , List allowedGlobalStackEnd , Boolean isMyUriRequir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XmlTreeConstraint.XmlTreeConstraint( List allowedMyUriStackEnd , Boolean isMyUriRequir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XmlTreeConstraint.XmlTreeConstraint( String [ ] allowedMyUriStackEnd , String [ ] allowedGlobalStackEnd , boolean isMyUriRequir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XmlTreeConstraint.XmlTreeConstraint( String [ ] allowedMyUriStackEnd , boolean isMyUriRequir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XmlTreeConstraint.isAllowed( Boolean isMyUri , List myUriStack , List globalStack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9">
            <text:p text:style-name="Table_20_Contents">9</text:p>
          </table:table-cell>
          <table:table-cell office:value-type="float" office:value="36">
            <text:p text:style-name="Table_20_Contents">36</text:p>
          </table:table-cell>
        </table:table-row>
        <table:table-row>
          <table:table-cell office:value-type="string">
            <text:p text:style-name="Table_20_Contents">XmlTreeConstraint.XmlTreeConstraint( List allowedMyUriStackEn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TreeConstraint.areEndsEqual( List l1 , List l2 )</text:p>
          </table:table-cell>
          <table:table-cell office:value-type="float" office:value="7">
            <text:p text:style-name="Table_20_Contents">7</text:p>
          </table:table-cell>
          <table:table-cell office:value-type="float" office:value="8">
            <text:p text:style-name="Table_20_Contents">8</text:p>
          </table:table-cell>
          <table:table-cell office:value-type="float" office:value="20">
            <text:p text:style-name="Table_20_Contents">2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